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กจ.</text:p>
          </table:table-cell>
          <table:table-cell office:value-type="string" calcext:value-type="string">
            <text:p>กรรมการผู้จัดการ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รกจ.</text:p>
          </table:table-cell>
          <table:table-cell office:value-type="string" calcext:value-type="string">
            <text:p>รองกรรมการผู้จัดการ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เลขาธิการ</text:p>
          </table:table-cell>
          <table:table-cell office:value-type="string" calcext:value-type="string">
            <text:p>เลขาธิการคณะบริหารฝ่ายขายฯ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รองเลขาฯ</text:p>
          </table:table-cell>
          <table:table-cell office:value-type="string" calcext:value-type="string">
            <text:p>รองเลขาธิการฝ่ายขายฯ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ผอ.ฝ่าย</text:p>
          </table:table-cell>
          <table:table-cell office:value-type="string" calcext:value-type="string">
            <text:p>ผู้อำนวยการฝ่าย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รษกผอ.ฝ่าย</text:p>
          </table:table-cell>
          <table:table-cell office:value-type="string" calcext:value-type="string">
            <text:p>รษก.ผู้อำนวยการฝ่าย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ผอส.</text:p>
          </table:table-cell>
          <table:table-cell office:value-type="string" calcext:value-type="string">
            <text:p>ผู้อำนวยการฝ่ายอาวุโส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รอง.ผอส.</text:p>
          </table:table-cell>
          <table:table-cell office:value-type="string" calcext:value-type="string">
            <text:p>รองผู้อำนวยการฝ่ายอาวุโส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ผช.ผอส.</text:p>
          </table:table-cell>
          <table:table-cell office:value-type="string" calcext:value-type="string">
            <text:p>ผช.ผู้อำนวยการฝ่ายอาวุโส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ผอ.แผนก</text:p>
          </table:table-cell>
          <table:table-cell office:value-type="string" calcext:value-type="string">
            <text:p>ผู้อำนวยการแผนกประชาสงเคราะห์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รอง.ผอ.</text:p>
          </table:table-cell>
          <table:table-cell office:value-type="string" calcext:value-type="string">
            <text:p>รอง ผอ.แผนกประชาสงเคราะห์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ผช.ผอ.</text:p>
          </table:table-cell>
          <table:table-cell office:value-type="string" calcext:value-type="string">
            <text:p>ผช.ผอ.แผนกประชาสงเคราะห์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เลขาฯภาค</text:p>
          </table:table-cell>
          <table:table-cell office:value-type="string" calcext:value-type="string">
            <text:p>เลขานุการภูมิภาค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รษ.เลขาฯภ.</text:p>
          </table:table-cell>
          <table:table-cell office:value-type="string" calcext:value-type="string">
            <text:p>รษก.เลขาธิการภูมิภาค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ผช.ผจภ.สข.</text:p>
          </table:table-cell>
          <table:table-cell office:value-type="string" calcext:value-type="string">
            <text:p>ผช.ผู้จัดการภาคสายงานขาย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ตท.กง.</text:p>
          </table:table-cell>
          <table:table-cell office:value-type="string" calcext:value-type="string">
            <text:p>ตัวแทนเก็บเงิน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ผอ.บริหาร</text:p>
          </table:table-cell>
          <table:table-cell office:value-type="string" calcext:value-type="string">
            <text:p>ผู้อำนวยการฝ่ายบริหาร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ผอ.ฝ่าย</text:p>
          </table:table-cell>
          <table:table-cell office:value-type="string" calcext:value-type="string">
            <text:p>ผู้อำนวยการฝ่าย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ผจภ.ขาย</text:p>
          </table:table-cell>
          <table:table-cell office:value-type="string" calcext:value-type="string">
            <text:p>ผู้จัดการภาคขาย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ผจก.ฝ่าย</text:p>
          </table:table-cell>
          <table:table-cell office:value-type="string" calcext:value-type="string">
            <text:p>ผู้จัดการฝ่ายขยายงานฯ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รษผจก.ฝ่าย</text:p>
          </table:table-cell>
          <table:table-cell office:value-type="string" calcext:value-type="string">
            <text:p>รักษาการผู้จัดการฝ่ายขยายงานฯ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ผจภ.บริหาร</text:p>
          </table:table-cell>
          <table:table-cell office:value-type="string" calcext:value-type="string">
            <text:p>ผู้จัดการภาคบริหาร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รษก.ผจภ.บ.</text:p>
          </table:table-cell>
          <table:table-cell office:value-type="string" calcext:value-type="string">
            <text:p>รษก.ผู้จัดการภาคบริหาร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ทปษ.</text:p>
          </table:table-cell>
          <table:table-cell office:value-type="string" calcext:value-type="string">
            <text:p>ที่ปรึกษาฝ่ายขาย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ผจภ.บริหาร</text:p>
          </table:table-cell>
          <table:table-cell office:value-type="string" calcext:value-type="string">
            <text:p>ผู้จัดการภาคบริหาร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รษก.ผจภ.บ.</text:p>
          </table:table-cell>
          <table:table-cell office:value-type="string" calcext:value-type="string">
            <text:p>รษก.ผู้จัดการภาคบริหาร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ผจภ.สข</text:p>
          </table:table-cell>
          <table:table-cell office:value-type="string" calcext:value-type="string">
            <text:p>ผู้จัดการภาคสายงานขาย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ผจข.</text:p>
          </table:table-cell>
          <table:table-cell office:value-type="string" calcext:value-type="string">
            <text:p>ผู้จัดการเขต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รษก.ผจข.</text:p>
          </table:table-cell>
          <table:table-cell office:value-type="string" calcext:value-type="string">
            <text:p>รักษาการผู้จัดการเขต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ทปษ.ภ</text:p>
          </table:table-cell>
          <table:table-cell office:value-type="string" calcext:value-type="string">
            <text:p>ที่ปรึกษาภูมิภาค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ผจก.</text:p>
          </table:table-cell>
          <table:table-cell office:value-type="string" calcext:value-type="string">
            <text:p>ผู้จัดการขาย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รษก.ผจก.</text:p>
          </table:table-cell>
          <table:table-cell office:value-type="string" calcext:value-type="string">
            <text:p>รักษาการผู้จัดการขาย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ตัวแทนประกันชีวิต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ผู้จัดการหน่วย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หัวหน้าหน่วย 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ตท.ลด ตน.</text:p>
          </table:table-cell>
          <table:table-cell office:value-type="string" calcext:value-type="string">
            <text:p>ตัวแทนลดตำแหน่ง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หนน.B</text:p>
          </table:table-cell>
          <table:table-cell office:value-type="string" calcext:value-type="string">
            <text:p>หัวหน้าหน่วย B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ตช.</text:p>
          </table:table-cell>
          <table:table-cell office:value-type="string" calcext:value-type="string">
            <text:p>ตัวแทนช่วง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น.</text:p>
          </table:table-cell>
          <table:table-cell office:value-type="string" calcext:value-type="string">
            <text:p>ผู้นำพา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ผจก.(ผจศ.)</text:p>
          </table:table-cell>
          <table:table-cell office:value-type="string" calcext:value-type="string">
            <text:p>ผู้จัดการขาย(ผจศ.)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รษก.ผจก.</text:p>
          </table:table-cell>
          <table:table-cell office:value-type="string" calcext:value-type="string">
            <text:p>รษก.ผจก.(รษก.ผจศ.)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ผช.ผจข.</text:p>
          </table:table-cell>
          <table:table-cell office:value-type="string" calcext:value-type="string">
            <text:p>ผช.ผู้จัดการเขต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รษก.หนศ.</text:p>
          </table:table-cell>
          <table:table-cell office:value-type="string" calcext:value-type="string">
            <text:p>รักษาการหัวหน้าศูนย์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ผจก.</text:p>
          </table:table-cell>
          <table:table-cell office:value-type="string" calcext:value-type="string">
            <text:p>ผู้จัดการ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ผจภ.สข L1*</text:p>
          </table:table-cell>
          <table:table-cell office:value-type="string" calcext:value-type="string">
            <text:p>ผู้จัดการภาคสายงานขาย ระดับ1*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ผจภ.สข L2*</text:p>
          </table:table-cell>
          <table:table-cell office:value-type="string" calcext:value-type="string">
            <text:p>ผู้จัดการภาคสายงานขาย ระดับ2*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ผจภ.สข L3*</text:p>
          </table:table-cell>
          <table:table-cell office:value-type="string" calcext:value-type="string">
            <text:p>ผู้จัดการภาคสายงานขาย ระดับ3*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พี่เลี้ยง</text:p>
          </table:table-cell>
          <table:table-cell office:value-type="string" calcext:value-type="string">
            <text:p>พี่เลี้ยง Direc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ผจก.</text:p>
          </table:table-cell>
          <table:table-cell office:value-type="string" calcext:value-type="string">
            <text:p>ผู้จัดการขาย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ผจก.</text:p>
          </table:table-cell>
          <table:table-cell office:value-type="string" calcext:value-type="string">
            <text:p>ผู้จัดการขาย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ผช.ผจข.</text:p>
          </table:table-cell>
          <table:table-cell office:value-type="string" calcext:value-type="string">
            <text:p>ผช.ผู้จัดการเขต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ผช.ผจข.</text:p>
          </table:table-cell>
          <table:table-cell office:value-type="string" calcext:value-type="string">
            <text:p>ผช.ผู้จัดการเขต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ผอ.สรรหา</text:p>
          </table:table-cell>
          <table:table-cell office:value-type="string" calcext:value-type="string">
            <text:p>ผู้อำนวยการฝ่ายสรรหา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ตท.Direct</text:p>
          </table:table-cell>
          <table:table-cell office:value-type="string" calcext:value-type="string">
            <text:p>ตัวแทน Direc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หนน.Direct</text:p>
          </table:table-cell>
          <table:table-cell office:value-type="string" calcext:value-type="string">
            <text:p>หัวหน้าหน่วย.Direc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ผชผอ.สรรหา</text:p>
          </table:table-cell>
          <table:table-cell office:value-type="string" calcext:value-type="string">
            <text:p>ผู้ช่วยผู้อำนวยการฝ่ายสรรหา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พนักงาน ST</text:p>
          </table:table-cell>
          <table:table-cell office:value-type="string" calcext:value-type="string">
            <text:p>พนักงาน ST.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ผอ.ภ.</text:p>
          </table:table-cell>
          <table:table-cell office:value-type="string" calcext:value-type="string">
            <text:p>ผู้อำนวยการภูมิภาค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ผจก.ภ.</text:p>
          </table:table-cell>
          <table:table-cell office:value-type="string" calcext:value-type="string">
            <text:p>ผู้จัดการภาค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ผจน.อส</text:p>
          </table:table-cell>
          <table:table-cell office:value-type="string" calcext:value-type="string">
            <text:p>ผู้จัดการหน่วยอาวุโส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ผจก.ภ.อส</text:p>
          </table:table-cell>
          <table:table-cell office:value-type="string" calcext:value-type="string">
            <text:p>ผู้จัดการภาคอาวุโส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ผจก. SM</text:p>
          </table:table-cell>
          <table:table-cell office:value-type="string" calcext:value-type="string">
            <text:p>ผู้จัดการหน่วย SM (เป็นพนง.บ.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ผช.กจ.อส.</text:p>
          </table:table-cell>
          <table:table-cell office:value-type="string" calcext:value-type="string">
            <text:p>ผู้ช่วยกรรมการผู้จัดการอาวุโส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ผอข.พิเศษ</text:p>
          </table:table-cell>
          <table:table-cell office:value-type="string" calcext:value-type="string">
            <text:p>ผู้อำนวยการเขตพิเศษ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ผอข.</text:p>
          </table:table-cell>
          <table:table-cell office:value-type="string" calcext:value-type="string">
            <text:p>ผู้อำนวยการเขต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ผช.ผจน.</text:p>
          </table:table-cell>
          <table:table-cell office:value-type="string" calcext:value-type="string">
            <text:p>ผู้ช่วยผู้จัดการหน่วย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พกง.สามัญ</text:p>
          </table:table-cell>
          <table:table-cell office:value-type="string" calcext:value-type="string">
            <text:p>พนักงานเก็บเงิน ของส่วนกลาง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ตท.SM</text:p>
          </table:table-cell>
          <table:table-cell office:value-type="string" calcext:value-type="string">
            <text:p>ตัวแทนของหน่วย SM (มีบัตรฯ)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ผจภ.สข L1</text:p>
          </table:table-cell>
          <table:table-cell office:value-type="string" calcext:value-type="string">
            <text:p>ผู้จัดการภาคสายงานขาย ระดับ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ผจภ.สข L2</text:p>
          </table:table-cell>
          <table:table-cell office:value-type="string" calcext:value-type="string">
            <text:p>ผู้จัดการภาคสายงานขาย ระดับ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ผจภ.สข L3</text:p>
          </table:table-cell>
          <table:table-cell office:value-type="string" calcext:value-type="string">
            <text:p>ผู้จัดการภาคสายงานขาย ระดับ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ผู้จัดการหน่วย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หนน.2</text:p>
          </table:table-cell>
          <table:table-cell office:value-type="string" calcext:value-type="string">
            <text:p>หัวหน้าหน่วย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ตท.2</text:p>
          </table:table-cell>
          <table:table-cell office:value-type="string" calcext:value-type="string">
            <text:p>ตัวแทนประกันชีวิต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ตท.(F)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ผจก.Direct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ผช.กจ.</text:p>
          </table:table-cell>
          <table:table-cell office:value-type="string" calcext:value-type="string">
            <text:p>ผู้ช่วยกรรมการผู้จัดการ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ตท.FA</text:p>
          </table:table-cell>
          <table:table-cell office:value-type="string" calcext:value-type="string">
            <text:p>ตัวแทน F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ผจก.สนง</text:p>
          </table:table-cell>
          <table:table-cell office:value-type="string" calcext:value-type="string">
            <text:p>ผู้จัดการสำนักงาน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พ.สาขา</text:p>
          </table:table-cell>
          <table:table-cell office:value-type="string" calcext:value-type="string">
            <text:p>การเงิน,ธุรการ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พ.สนญ.</text:p>
          </table:table-cell>
          <table:table-cell office:value-type="string" calcext:value-type="string">
            <text:p>พนักงานประจำ สนญ.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ตัวแทน</text:p>
          </table:table-cell>
          <table:table-cell office:value-type="string" calcext:value-type="string">
            <text:p>ตัวแทนไม่มีประวัติ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พ.ต้อนรับ</text:p>
          </table:table-cell>
          <table:table-cell office:value-type="string" calcext:value-type="string">
            <text:p>พนักงานต้อนรับ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จนท.สาขา</text:p>
          </table:table-cell>
          <table:table-cell office:value-type="string" calcext:value-type="string">
            <text:p>เจ้าหน้าที่อำนวยการสาขา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taffสรรหา</text:p>
          </table:table-cell>
          <table:table-cell office:value-type="string" calcext:value-type="string">
            <text:p>Staff สรรหา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วิทยากร</text:p>
          </table:table-cell>
          <table:table-cell office:value-type="string" calcext:value-type="string">
            <text:p>วิทยากร(ผจน.)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วิทยากร.ว</text:p>
          </table:table-cell>
          <table:table-cell office:value-type="string" calcext:value-type="string">
            <text:p>วิทยากรอาวุโส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le Promotio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ผจฝ.กษ</text:p>
          </table:table-cell>
          <table:table-cell office:value-type="string" calcext:value-type="string">
            <text:p>ผู้จัดการฝ่าย(เกษียณ)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ผจภ.กษ(ผช)</text:p>
          </table:table-cell>
          <table:table-cell office:value-type="string" calcext:value-type="string">
            <text:p>ผจภ.ก.(ผช.ผจฝ.กษ.)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ผจภ.เกษียณ</text:p>
          </table:table-cell>
          <table:table-cell office:value-type="string" calcext:value-type="string">
            <text:p>ผู้จัดการภาค(เกษียณ)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ผจข.</text:p>
          </table:table-cell>
          <table:table-cell office:value-type="string" calcext:value-type="string">
            <text:p>ผู้จัดการเขต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ผช.ผจข.</text:p>
          </table:table-cell>
          <table:table-cell office:value-type="string" calcext:value-type="string">
            <text:p>ผช.ผู้จัดการเขต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ผจก.</text:p>
          </table:table-cell>
          <table:table-cell office:value-type="string" calcext:value-type="string">
            <text:p>ผู้จัดการขาย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ผช.ผอ.กษ</text:p>
          </table:table-cell>
          <table:table-cell office:value-type="string" calcext:value-type="string">
            <text:p>ผู้ช่วยผู้อำนวยการฝ่าย(เกษียณ)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รอง.ผอ.กษ</text:p>
          </table:table-cell>
          <table:table-cell office:value-type="string" calcext:value-type="string">
            <text:p>รองผู้อำนวยการฝ่าย(เกษียณ)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ทปษ.กษ</text:p>
          </table:table-cell>
          <table:table-cell office:value-type="string" calcext:value-type="string">
            <text:p>ที่ปรึกษาฝ่าย(เกษียณ)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ว่างตัวแทน</text:p>
          </table:table-cell>
          <table:table-cell office:value-type="string" calcext:value-type="string">
            <text:p>เขตงานพิเศษ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ตัวแทน*</text:p>
          </table:table-cell>
          <table:table-cell office:value-type="string" calcext:value-type="string">
            <text:p>เขตงานว่างตัวแทน*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พนักงาน</text:p>
          </table:table-cell>
          <table:table-cell office:value-type="string" calcext:value-type="string">
            <text:p>พนักงานสาขา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นง.ขพ.</text:p>
          </table:table-cell>
          <table:table-cell office:value-type="string" calcext:value-type="string">
            <text:p>หน่วยงานขพ.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ALE TRAINER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ว่างผจก.</text:p>
          </table:table-cell>
          <table:table-cell office:value-type="string" calcext:value-type="string">
            <text:p>เขตงานว่างผู้จัดการ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ผจน.สายตรง</text:p>
          </table:table-cell>
          <table:table-cell office:value-type="string" calcext:value-type="string">
            <text:p>ผู้จัดการหน่วยสายตรง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ผจน.STM</text:p>
          </table:table-cell>
          <table:table-cell office:value-type="string" calcext:value-type="string">
            <text:p>ผู้จัดการหน่วยสายตรง STM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ผจน.ACM</text:p>
          </table:table-cell>
          <table:table-cell office:value-type="string" calcext:value-type="string">
            <text:p>ผู้จัดการหน่วย ACADEMY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ว่างภาคขาย</text:p>
          </table:table-cell>
          <table:table-cell office:value-type="string" calcext:value-type="string">
            <text:p>เขตงานว่างภาคขาย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สข./นน.</text:p>
          </table:table-cell>
          <table:table-cell office:value-type="string" calcext:value-type="string">
            <text:p>สาขา/นายหน้า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ตท./นน.</text:p>
          </table:table-cell>
          <table:table-cell office:value-type="string" calcext:value-type="string">
            <text:p>ตัวแทน/นายหน้า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นายหน้า</text:p>
          </table:table-cell>
          <table:table-cell office:value-type="string" calcext:value-type="string">
            <text:p>นายหน้าประกันชีวิต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นน.บค.</text:p>
          </table:table-cell>
          <table:table-cell office:value-type="string" calcext:value-type="string">
            <text:p>นายหน้าบุคคลธรรมดา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2:35:43.686000000</meta:creation-date>
    <dc:date>2020-01-08T12:35:56.659000000</dc:date>
    <meta:editing-duration>PT13S</meta:editing-duration>
    <meta:editing-cycles>1</meta:editing-cycles>
    <meta:document-statistic meta:table-count="1" meta:cell-count="333" meta:object-count="0"/>
    <meta:generator>LibreOffice/6.2.7.1$Windows_X86_64 LibreOffice_project/23edc44b61b830b7d749943e020e96f5a7df63bf</meta:generator>
  </office:meta>
</office:document-meta>
</file>